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omic Sans MS" officeooo:paragraph-rsid="001c2d4a"/>
    </style:style>
    <style:style style:name="P2" style:family="paragraph" style:parent-style-name="Standard" style:list-style-name="L3">
      <style:paragraph-properties fo:text-align="justify" style:justify-single-word="false"/>
      <style:text-properties style:font-name="Comic Sans MS" officeooo:paragraph-rsid="001c2d4a"/>
    </style:style>
    <style:style style:name="P3" style:family="paragraph" style:parent-style-name="Standard">
      <style:paragraph-properties fo:text-align="justify" style:justify-single-word="false"/>
      <style:text-properties style:font-name="Comic Sans MS" fo:font-size="18pt" officeooo:paragraph-rsid="001c2d4a" style:font-size-asian="18pt" style:font-size-complex="18pt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Comic Sans MS" fo:font-size="18pt" officeooo:rsid="001fdc9d" officeooo:paragraph-rsid="001fdc9d" style:font-size-asian="18pt" style:font-size-complex="18pt"/>
    </style:style>
    <style:style style:name="P5" style:family="paragraph" style:parent-style-name="Standard">
      <style:paragraph-properties fo:text-align="justify" style:justify-single-word="false"/>
      <style:text-properties style:font-name="Comic Sans MS" fo:font-size="18pt" officeooo:rsid="001fdc9d" officeooo:paragraph-rsid="001fdc9d" style:font-size-asian="18pt" style:font-size-complex="18pt"/>
    </style:style>
    <style:style style:name="P6" style:family="paragraph" style:parent-style-name="Standard" style:list-style-name="L2">
      <style:paragraph-properties fo:text-align="justify" style:justify-single-word="false"/>
      <style:text-properties style:font-name="Comic Sans MS" fo:font-size="18pt" officeooo:rsid="001fdc9d" officeooo:paragraph-rsid="001fdc9d" style:font-size-asian="18pt" style:font-size-complex="18pt"/>
    </style:style>
    <style:style style:name="P7" style:family="paragraph" style:parent-style-name="Standard">
      <style:paragraph-properties fo:text-align="justify" style:justify-single-word="false"/>
      <style:text-properties style:font-name="Comic Sans MS" fo:font-size="18pt" officeooo:rsid="001c2d4a" officeooo:paragraph-rsid="001c2d4a" style:font-size-asian="18pt" style:font-size-complex="18pt"/>
    </style:style>
    <style:style style:name="P8" style:family="paragraph" style:parent-style-name="Standard">
      <style:paragraph-properties fo:text-align="justify" style:justify-single-word="false"/>
      <style:text-properties style:font-name="Comic Sans MS" fo:font-size="18pt" officeooo:rsid="001c2d4a" officeooo:paragraph-rsid="001ec49c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Comic Sans MS" fo:font-size="18pt" officeooo:rsid="001c2d4a" officeooo:paragraph-rsid="001c2d4a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c2d4a" style:font-size-asian="18pt" style:font-size-complex="18pt"/>
    </style:style>
    <style:style style:name="T3" style:family="text">
      <style:text-properties fo:font-size="18pt" officeooo:rsid="001d665a" style:font-size-asian="18pt" style:font-size-complex="18pt"/>
    </style:style>
    <style:style style:name="T4" style:family="text">
      <style:text-properties fo:font-size="18pt" officeooo:rsid="0023f8b7" style:font-size-asian="18pt" style:font-size-complex="18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fo:font-weight="bold" officeooo:rsid="001c2d4a" style:font-size-asian="18pt" style:font-weight-asian="bold" style:font-size-complex="18pt" style:font-weight-complex="bold"/>
    </style:style>
    <style:style style:name="T7" style:family="text">
      <style:text-properties fo:font-size="18pt" fo:font-weight="bold" officeooo:rsid="0023f8b7" style:font-size-asian="18pt" style:font-weight-asian="bold" style:font-size-complex="18pt" style:font-weight-complex="bold"/>
    </style:style>
    <style:style style:name="T8" style:family="text">
      <style:text-properties fo:font-size="18pt" style:text-underline-style="solid" style:text-underline-width="auto" style:text-underline-color="font-color" fo:font-weight="bold" officeooo:rsid="0023f8b7" style:font-size-asian="18pt" style:font-weight-asian="bold" style:font-size-complex="18pt" style:font-weight-complex="bold"/>
    </style:style>
    <style:style style:name="T9" style:family="text">
      <style:text-properties officeooo:rsid="0021725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Static analysis of beam using refined 1D beam <text:s/>models</text:span></text:p>
      <text:p text:style-name="P1"><text:span text:style-name="T2"/></text:p>
      <text:list xml:id="list3430023513" text:style-name="L3">
        <text:list-item>
          <text:p text:style-name="P2"><text:span text:style-name="T2">A </text:span><text:span text:style-name="T1">cantilever beam having a square cross-section of edge length equal to </text:span><text:span text:style-name="T5">0.2m</text:span><text:span text:style-name="T1"> </text:span><text:span text:style-name="T2">and length </text:span><text:span text:style-name="T6">2m</text:span><text:span text:style-name="T2"> </text:span><text:span text:style-name="T1">made of isotropic material with </text:span><text:span text:style-name="T5">E = 75 GPa</text:span><text:span text:style-name="T1"> and </text:span><text:span text:style-name="T5">ν = 0.33</text:span><text:span text:style-name="T1">. The structure is loaded by a vertical force equal to −50 N </text:span><text:span text:style-name="T2">at the centre of the free tip (0,L,0) in the negative Z-direction. </text:span><text:span text:style-name="T3">(Taken form the book - Finite Element Analysis of Structures through <text:s text:c="2"/>Unified Formulation by Professor carrera)</text:span></text:p>
        </text:list-item>
      </text:list>
      <text:p text:style-name="P3"/>
      <text:list xml:id="list356311234" text:style-name="L1">
        <text:list-item>
          <text:p text:style-name="P4">Lagrange polynomials have been taken for finding the cross sectional displacement field (X,Z)</text:p>
        </text:list-item>
      </text:list>
      <text:p text:style-name="P5"><text:s text:c="5"/></text:p>
      <text:list xml:id="list2559027954" text:style-name="L2">
        <text:list-item>
          <text:p text:style-name="P6">Linear,quadratic and cubic elements have been taken for discretization across the beam axis(Y)</text:p>
        </text:list-item>
      </text:list>
      <text:p text:style-name="P5"/>
      <text:list xml:id="list171913728349759" text:continue-numbering="true" text:style-name="L2">
        <text:list-item>
          <text:p text:style-name="P6">At first the problem has been solved using 1L4 element across the cross section and this produced promising results</text:p>
        </text:list-item>
      </text:list>
      <text:p text:style-name="P5"/>
      <text:list xml:id="list171913973589978" text:continue-numbering="true" text:style-name="L2">
        <text:list-item>
          <text:p text:style-name="P6">After that the problem has been solved by discretizing the cross section using 2L4 polynomials </text:p>
        </text:list-item>
      </text:list>
      <text:p text:style-name="P5"/>
      <text:list xml:id="list171915248947925" text:continue-numbering="true" text:style-name="L2">
        <text:list-item>
          <text:p text:style-name="P6">The stiffness matrix is found to be promising(I have checked it manually by deriving som<text:span text:style-name="T9">e</text:span> of the components)</text:p>
        </text:list-item>
      </text:list>
      <text:p text:style-name="P5"/>
      <text:list xml:id="list171915296491523" text:continue-numbering="true" text:style-name="L2">
        <text:list-item>
          <text:p text:style-name="P6"><text:soft-page-break/>So the problem might arise from the loading vector that I have derived</text:p>
        </text:list-item>
      </text:list>
      <text:p text:style-name="P5"/>
      <text:p text:style-name="P5">In this mail I have attached the pdf image showing how I derived the load vector for both 1L4 and 2L4 elements across the cross section. And I have also attached the zip file containing the program that I have done using Python.</text:p>
      <text:p text:style-name="P7"/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6T19:56:46.581087134</meta:creation-date>
    <dc:date>2020-01-09T17:19:13.303500573</dc:date>
    <meta:editing-duration>PT38M30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10" meta:word-count="219" meta:character-count="1254" meta:non-whitespace-character-count="1042"/>
  </office:meta>
</office:document-meta>
</file>